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?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?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??n?t? ?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4">00/00/0000</text:date>, <text:time style:data-style-name="N2" text:time-value="13:17:55.090844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8-24T21:26:51.642541024</dc:date>
    <dc:creator>Michael </dc:creator>
    <meta:editing-duration>P45DT5H27M4S</meta:editing-duration>
    <meta:editing-cycles>314</meta:editing-cycles>
    <meta:document-statistic meta:table-count="2" meta:cell-count="5111" meta:object-count="0"/>
  </office:meta>
</office:document-meta>
</file>